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Policepardéfaut" style:family="text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Idée sons</text:p>
      <text:p text:style-name="P2"/>
      <text:p text:style-name="P3">Submersion – One Man Symphony</text:p>
      <text:p text:style-name="P4"/>
      <text:p text:style-name="Normal"><text:span text:style-name="T5">Sons utilisé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IS DE SENNEVILLE Victor</meta:initial-creator>
    <dc:creator>DENIS DE SENNEVILLE Victor</dc:creator>
    <meta:creation-date>2023-02-22T18:24:00Z</meta:creation-date>
    <dc:date>2023-02-22T18:25:00Z</dc:date>
    <meta:template xlink:href="Normal" xlink:type="simple"/>
    <meta:editing-cycles>1</meta:editing-cycles>
    <meta:editing-duration>PT60S</meta:editing-duration>
    <meta:document-statistic meta:page-count="1" meta:paragraph-count="1" meta:word-count="8" meta:character-count="55" meta:row-count="1" meta:non-whitespace-character-count="48"/>
  </office:meta>
</office:document-meta>
</file>